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A9C00000913D9FEE805.svm" manifest:media-type=""/>
  <manifest:file-entry manifest:full-path="Pictures/20000001000000DD00000012A856DA5C.svm" manifest:media-type=""/>
  <manifest:file-entry manifest:full-path="Pictures/20000001000001530000015F4E17BAD0.svm" manifest:media-type=""/>
  <manifest:file-entry manifest:full-path="Pictures/2000000100000113000001311ECC68A8.svm" manifest:media-type=""/>
  <manifest:file-entry manifest:full-path="Pictures/200000010000013100000131140D6606.svm" manifest:media-type=""/>
  <manifest:file-entry manifest:full-path="Pictures/20000001000001790000012D35D48ABB.svm" manifest:media-type=""/>
  <manifest:file-entry manifest:full-path="Pictures/200000010000026E0000012D2B1C45BB.svm" manifest:media-type=""/>
  <manifest:file-entry manifest:full-path="Pictures/20000001000001750000012DA8A3CF0F.svm" manifest:media-type=""/>
  <manifest:file-entry manifest:full-path="Pictures/20000001000001180000012D67277C1E.svm" manifest:media-type=""/>
  <manifest:file-entry manifest:full-path="Pictures/200000010000013E00000131AF11CB39.svm" manifest:media-type=""/>
  <manifest:file-entry manifest:full-path="Pictures/20000001000001B000000129C1E76D42.svm" manifest:media-type=""/>
  <manifest:file-entry manifest:full-path="Pictures/20000001000002690000013145689BC3.svm" manifest:media-type=""/>
  <manifest:file-entry manifest:full-path="Pictures/20000001000000ED000000EDF78F3513.svm" manifest:media-type=""/>
  <manifest:file-entry manifest:full-path="Pictures/20000001000002830000012D4091FFD6.svm" manifest:media-type=""/>
  <manifest:file-entry manifest:full-path="Pictures/20000002000002740000024ACB3F5414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approx 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latex§\begin{align*}&#10;V_i&amp;=V_s-V_f\\&#10;V_f&amp;=-I_o R_e \\&#10;W&amp;=-R_e\\&#10;A_{gf}&amp; \approx \frac{1}{W}=-\frac{1}{R_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13cm" svg:height="7.106cm" svg:x="2.23cm" svg:y="0.737cm">
          <draw:image xlink:href="Pictures/20000002000002740000024ACB3F5414.eps" xlink:type="simple" xlink:show="embed" xlink:actuate="onLoad">
            <text:p/>
          </draw:image>
        </draw:frame>
        <draw:line draw:style-name="gr2" draw:text-style-name="P1" draw:layer="layout" svg:x1="10.717cm" svg:y1="4.863cm" svg:x2="10.717cm" svg:y2="4.293cm">
          <text:p/>
        </draw:line>
        <draw:line draw:style-name="gr2" draw:text-style-name="P1" draw:layer="layout" svg:x1="10.719cm" svg:y1="6.736cm" svg:x2="10.719cm" svg:y2="6.273cm">
          <text:p/>
        </draw:line>
        <draw:frame draw:style-name="gr3" draw:text-style-name="P2" draw:layer="layout" svg:width="0.869cm" svg:height="0.916cm" svg:x="11.283cm" svg:y="0.37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11.514cm" svg:y="5.15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2" draw:layer="layout" svg:width="1.132cm" svg:height="0.916cm" svg:x="0.341cm" svg:y="7.032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4" draw:text-style-name="P1" draw:layer="layout" svg:width="0.739cm" svg:height="0.365cm" svg:x="9.105cm" svg:y="0.332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17cm" svg:height="0.355cm" svg:x="8.838cm" svg:y="1.254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10.117cm" svg:y="1.618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51cm" svg:height="0.36cm" svg:x="8.838cm" svg:y="2.867cm">
          <draw:image xlink:href="Pictures/20000001000001790000012D35D48ABB.svm" xlink:type="simple" xlink:show="embed" xlink:actuate="onLoad">
            <text:p/>
          </draw:image>
        </draw:frame>
        <draw:frame draw:style-name="gr8" draw:text-style-name="P1" draw:layer="layout" svg:width="0.365cm" svg:height="0.365cm" svg:x="6.788cm" svg:y="2.426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517cm" svg:height="0.355cm" svg:x="9.775cm" svg:y="4.401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335cm" svg:height="0.36cm" svg:x="10.948cm" svg:y="4.398cm">
          <draw:image xlink:href="Pictures/20000001000001180000012D67277C1E.svm" xlink:type="simple" xlink:show="embed" xlink:actuate="onLoad">
            <text:p/>
          </draw:image>
        </draw:frame>
        <draw:frame draw:style-name="gr10" draw:text-style-name="P1" draw:layer="layout" svg:width="0.329cm" svg:height="0.365cm" svg:x="9.679cm" svg:y="5.859cm">
          <draw:image xlink:href="Pictures/2000000100000113000001311ECC68A8.svm" xlink:type="simple" xlink:show="embed" xlink:actuate="onLoad">
            <text:p/>
          </draw:image>
        </draw:frame>
        <draw:frame draw:style-name="gr11" draw:text-style-name="P1" draw:layer="layout" svg:width="0.406cm" svg:height="0.42cm" svg:x="9.808cm" svg:y="7.025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51cm" svg:height="0.36cm" svg:x="10.701cm" svg:y="7.055cm">
          <draw:image xlink:href="Pictures/20000001000001790000012D35D48ABB.svm" xlink:type="simple" xlink:show="embed" xlink:actuate="onLoad">
            <text:p/>
          </draw:image>
        </draw:frame>
        <draw:frame draw:style-name="gr12" draw:text-style-name="P1" draw:layer="layout" svg:width="0.77cm" svg:height="0.36cm" svg:x="10.826cm" svg:y="6.367cm">
          <draw:image xlink:href="Pictures/20000001000002830000012D4091FFD6.svm" xlink:type="simple" xlink:show="embed" xlink:actuate="onLoad">
            <text:p/>
          </draw:image>
        </draw:frame>
        <draw:frame draw:style-name="gr8" draw:text-style-name="P1" draw:layer="layout" svg:width="0.365cm" svg:height="0.365cm" svg:x="8.019cm" svg:y="6.82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451cm" svg:height="0.36cm" svg:x="5.302cm" svg:y="6.96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06cm" svg:height="0.42cm" svg:x="4.448cm" svg:y="6.97cm">
          <draw:image xlink:href="Pictures/20000001000001530000015F4E17BAD0.svm" xlink:type="simple" xlink:show="embed" xlink:actuate="onLoad">
            <text:p/>
          </draw:image>
        </draw:frame>
        <draw:frame draw:style-name="gr10" draw:text-style-name="P1" draw:layer="layout" svg:width="0.329cm" svg:height="0.365cm" svg:x="4.141cm" svg:y="5.923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517cm" svg:height="0.355cm" svg:x="5.297cm" svg:y="4.44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446cm" svg:height="0.36cm" svg:x="3.826cm" svg:y="4.869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365cm" svg:height="0.365cm" svg:x="1.863cm" svg:y="6.867cm">
          <draw:image xlink:href="Pictures/200000010000013100000131140D6606.svm" xlink:type="simple" xlink:show="embed" xlink:actuate="onLoad">
            <text:p/>
          </draw:image>
        </draw:frame>
        <draw:frame draw:style-name="gr14" draw:text-style-name="P1" draw:layer="layout" svg:width="0.745cm" svg:height="0.36cm" svg:x="6.408cm" svg:y="3.118cm">
          <draw:image xlink:href="Pictures/200000010000026E0000012D2B1C45BB.svm" xlink:type="simple" xlink:show="embed" xlink:actuate="onLoad">
            <text:p/>
          </draw:image>
        </draw:frame>
        <draw:frame draw:style-name="gr15" draw:text-style-name="P1" draw:layer="layout" svg:width="0.283cm" svg:height="0.283cm" svg:x="9.378cm" svg:y="5.537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10.127cm" svg:y="6.263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3cm" svg:height="0.283cm" svg:x="9.87cm" svg:y="6.64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9.879cm" svg:y="7.586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3cm" svg:height="0.283cm" svg:x="3.745cm" svg:y="5.627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83cm" svg:height="0.283cm" svg:x="4.51cm" svg:y="6.564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4.725cm" svg:y="6.263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264cm" svg:height="0.02cm" svg:x="4.519cm" svg:y="7.553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3.258cm" svg:height="2.786cm" svg:x="0.508cm" svg:y="0.414cm">
          <draw:image xlink:href="Pictures/2000000100000A9C00000913D9FEE80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6T13:43:08</meta:creation-date>
    <meta:editing-duration>PT3H17M35S</meta:editing-duration>
    <meta:editing-cycles>13</meta:editing-cycles>
    <meta:generator>LibreOffice/4.2.8.2$Linux_x86 LibreOffice_project/420m0$Build-2</meta:generator>
    <dc:title>kkkFigures</dc:title>
    <meta:initial-creator>kkk </meta:initial-creator>
    <dc:date>2017-03-28T18:44:31.115605873</dc:date>
    <meta:document-statistic meta:object-count="34"/>
    <meta:template xlink:type="simple" xlink:actuate="onRequest" xlink:title="kkkFigures" xlink:href="../../../../.libreoffice/3/user/template/kkkFigures.otg" meta:date="2013-11-16T13:43:07"/>
  </office:meta>
</office:document-meta>
</file>